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mplex="Calibri"/>
    </style:style>
    <style:style style:name="P2" style:family="paragraph" style:parent-style-name="Standard" style:master-page-name="Standard">
      <style:paragraph-properties fo:text-align="justify" style:justify-single-word="false" style:page-number="auto"/>
      <style:text-properties fo:color="#000000" style:font-name-complex="Calibri"/>
    </style:style>
    <style:style style:name="P3" style:family="paragraph" style:parent-style-name="Standard" style:list-style-name="L2"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style:page-number="auto" fo:background-color="transparent" style:writing-mode="lr-tb"/>
      <style:text-properties officeooo:paragraph-rsid="0008c423" fo:hyphenate="false" fo:hyphenation-remain-char-count="2" fo:hyphenation-push-char-count="2" loext:hyphenation-no-caps="false"/>
    </style:style>
    <style:style style:name="P4"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paragraph-rsid="0008c423" fo:hyphenate="false" fo:hyphenation-remain-char-count="2" fo:hyphenation-push-char-count="2" loext:hyphenation-no-caps="false"/>
    </style:style>
    <style:style style:name="P5" style:family="paragraph" style:parent-style-name="Standard">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paragraph-rsid="0008c423" fo:hyphenate="false" fo:hyphenation-remain-char-count="2" fo:hyphenation-push-char-count="2" loext:hyphenation-no-caps="false"/>
    </style:style>
    <style:style style:name="P6" style:family="paragraph" style:parent-style-name="Standard">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paragraph-rsid="001b0b62" fo:hyphenate="false" fo:hyphenation-remain-char-count="2" fo:hyphenation-push-char-count="2" loext:hyphenation-no-caps="false"/>
    </style:style>
    <style:style style:name="P7"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rsid="000ad099" officeooo:paragraph-rsid="000ad099" fo:hyphenate="false" fo:hyphenation-remain-char-count="2" fo:hyphenation-push-char-count="2" loext:hyphenation-no-caps="false"/>
    </style:style>
    <style:style style:name="P8"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rsid="000cd105" officeooo:paragraph-rsid="000cd105" fo:hyphenate="false" fo:hyphenation-remain-char-count="2" fo:hyphenation-push-char-count="2" loext:hyphenation-no-caps="false"/>
    </style:style>
    <style:style style:name="P9" style:family="paragraph" style:parent-style-name="Standard">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rsid="000cd105" officeooo:paragraph-rsid="000cd105" fo:hyphenate="false" fo:hyphenation-remain-char-count="2" fo:hyphenation-push-char-count="2" loext:hyphenation-no-caps="false"/>
    </style:style>
    <style:style style:name="P10" style:family="paragraph" style:parent-style-name="Standard">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fo:color="#5983b0" style:font-name="Calibri" fo:font-size="11pt" fo:language="en" fo:country="US" officeooo:rsid="000ad913" officeooo:paragraph-rsid="000cd105" style:font-name-asian="Calibri"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11"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style:use-window-font-color="true" style:font-name="Calibri" fo:font-size="11pt" fo:language="en" fo:country="US" officeooo:rsid="00112c2d" officeooo:paragraph-rsid="00112c2d" style:font-name-asian="Calibri"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12" style:family="paragraph" style:parent-style-name="Standard">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3118in" style:auto-text-indent="false" fo:background-color="transparent" style:writing-mode="lr-tb"/>
      <style:text-properties officeooo:rsid="001b0b62" officeooo:paragraph-rsid="001b0b62" fo:hyphenate="false" fo:hyphenation-remain-char-count="2" fo:hyphenation-push-char-count="2" loext:hyphenation-no-caps="false"/>
    </style:style>
    <style:style style:name="P13" style:family="paragraph" style:parent-style-name="Standard" style:list-style-name="L2">
      <loext:graphic-properties draw:fill="none"/>
      <style:paragraph-properties fo:margin-left="0in" fo:margin-right="0in" fo:margin-top="0in" fo:margin-bottom="0.139in" loext:contextual-spacing="false" fo:line-height="115%" fo:text-align="justify" style:justify-single-word="false" fo:orphans="2" fo:widows="2" fo:hyphenation-ladder-count="no-limit" fo:text-indent="0in" style:auto-text-indent="false" fo:background-color="transparent" style:writing-mode="lr-tb"/>
      <style:text-properties officeooo:rsid="000ad099" officeooo:paragraph-rsid="000ad913" fo:hyphenate="false" fo:hyphenation-remain-char-count="2" fo:hyphenation-push-char-count="2" loext:hyphenation-no-caps="false"/>
    </style:style>
    <style:style style:name="P14" style:family="paragraph" style:parent-style-name="Standard" style:list-style-name="L2"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officeooo:rsid="000ad099" officeooo:paragraph-rsid="000ad913" fo:hyphenate="false" fo:hyphenation-remain-char-count="2" fo:hyphenation-push-char-count="2" loext:hyphenation-no-caps="false"/>
    </style:style>
    <style:style style:name="P15"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fo:background-color="transparent" style:writing-mode="lr-tb"/>
      <style:text-properties officeooo:rsid="000ad099" officeooo:paragraph-rsid="000ad913" fo:hyphenate="false" fo:hyphenation-remain-char-count="2" fo:hyphenation-push-char-count="2" loext:hyphenation-no-caps="false"/>
    </style:style>
    <style:style style:name="P16" style:family="paragraph" style:parent-style-name="Standard" style:list-style-name="L2">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fo:background-color="transparent" style:writing-mode="lr-tb"/>
      <style:text-properties officeooo:rsid="000ad099" officeooo:paragraph-rsid="000b852c" fo:hyphenate="false" fo:hyphenation-remain-char-count="2" fo:hyphenation-push-char-count="2" loext:hyphenation-no-caps="false"/>
    </style:style>
    <style:style style:name="P17" style:family="paragraph" style:parent-style-name="Standard"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officeooo:paragraph-rsid="0008c423" fo:hyphenate="false" fo:hyphenation-remain-char-count="2" fo:hyphenation-push-char-count="2" loext:hyphenation-no-caps="false"/>
    </style:style>
    <style:style style:name="P18" style:family="paragraph" style:parent-style-name="Standard"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ab-stops/>
      </style:paragraph-properties>
      <style:text-properties officeooo:paragraph-rsid="0008c423" fo:hyphenate="false" fo:hyphenation-remain-char-count="2" fo:hyphenation-push-char-count="2" loext:hyphenation-no-caps="false"/>
    </style:style>
    <style:style style:name="P19" style:family="paragraph" style:parent-style-name="Standard"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officeooo:paragraph-rsid="001880c4" fo:hyphenate="false" fo:hyphenation-remain-char-count="2" fo:hyphenation-push-char-count="2" loext:hyphenation-no-caps="false"/>
    </style:style>
    <style:style style:name="P20" style:family="paragraph" style:parent-style-name="Standard"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0618in" style:auto-text-indent="false" style:page-number="auto" fo:background-color="transparent" style:writing-mode="lr-tb"/>
      <style:text-properties fo:color="#5983b0" officeooo:paragraph-rsid="001b0b62" fo:hyphenate="false" fo:hyphenation-remain-char-count="2" fo:hyphenation-push-char-count="2" loext:hyphenation-no-caps="false"/>
    </style:style>
    <style:style style:name="P21" style:family="paragraph" style:parent-style-name="Standard" style:master-page-name="">
      <loext:graphic-properties draw:fill="none"/>
      <style:paragraph-properties fo:margin-left="0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fo:color="#5983b0" style:font-name="Calibri" fo:font-size="11pt" fo:language="en" fo:country="US" officeooo:rsid="000ad913" officeooo:paragraph-rsid="000cd105" style:font-name-asian="Calibri"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22" style:family="paragraph" style:parent-style-name="Standard" style:master-page-name="">
      <loext:graphic-properties draw:fill="none"/>
      <style:paragraph-properties fo:margin-left="0.3118in" fo:margin-right="0in" fo:margin-top="0in" fo:margin-bottom="0.139in" loext:contextual-spacing="false" fo:line-height="115%" fo:text-align="justify" style:justify-single-word="false" fo:orphans="2" fo:widows="2" fo:hyphenation-ladder-count="no-limit" fo:text-indent="0in" style:auto-text-indent="false" style:page-number="auto" fo:background-color="transparent" style:writing-mode="lr-tb"/>
      <style:text-properties officeooo:paragraph-rsid="0008c423" fo:hyphenate="false" fo:hyphenation-remain-char-count="2" fo:hyphenation-push-char-count="2" loext:hyphenation-no-caps="false"/>
    </style:style>
    <style:style style:name="T1" style:family="text">
      <style:text-properties fo:color="#000000" style:font-name-complex="Calibri"/>
    </style:style>
    <style:style style:name="T2" style:family="text">
      <style:text-properties fo:color="#000000" officeooo:rsid="0008c423" style:font-name-complex="Calibri"/>
    </style:style>
    <style:style style:name="T3" style:family="text">
      <style:text-properties fo:color="#000000" officeooo:rsid="001b0b62" style:font-name-complex="Calibri"/>
    </style:style>
    <style:style style:name="T4" style:family="text">
      <style:text-properties fo:color="#000000" style:font-name="Calibri" fo:font-size="11pt" fo:language="en" fo:country="US" officeooo:rsid="001b0b62" style:font-name-asian="Calibri" style:font-size-asian="11pt" style:language-asian="zh" style:country-asian="CN" style:font-name-complex="Calibri" style:font-size-complex="11pt" style:language-complex="ar" style:country-complex="SA"/>
    </style:style>
    <style:style style:name="T5" style:family="text">
      <style:text-properties officeooo:rsid="001b0b62" style:font-name-complex="Calibri"/>
    </style:style>
    <style:style style:name="T6" style:family="text">
      <style:text-properties officeooo:rsid="001dd05c" style:font-name-complex="Calibri"/>
    </style:style>
    <style:style style:name="T7" style:family="text">
      <style:text-properties officeooo:rsid="0008c423"/>
    </style:style>
    <style:style style:name="T8" style:family="text">
      <style:text-properties fo:color="#5983b0" officeooo:rsid="000ad913"/>
    </style:style>
    <style:style style:name="T9" style:family="text">
      <style:text-properties fo:color="#5983b0" officeooo:rsid="000b852c"/>
    </style:style>
    <style:style style:name="T10" style:family="text">
      <style:text-properties fo:color="#5983b0" officeooo:rsid="000eadad"/>
    </style:style>
    <style:style style:name="T11" style:family="text">
      <style:text-properties fo:color="#5983b0" style:font-name="Calibri" fo:font-size="11pt" fo:language="en" fo:country="US" officeooo:rsid="000ad913" style:font-name-asian="Calibri" style:font-size-asian="11pt" style:language-asian="zh" style:country-asian="CN" style:font-name-complex="Times New Roman" style:font-size-complex="11pt" style:language-complex="ar" style:country-complex="SA"/>
    </style:style>
    <style:style style:name="T12" style:family="text">
      <style:text-properties fo:color="#5983b0" style:font-name="Calibri" fo:font-size="11pt" fo:language="en" fo:country="US" officeooo:rsid="001880c4" style:font-name-asian="Calibri" style:font-size-asian="11pt" style:language-asian="zh" style:country-asian="CN" style:font-name-complex="Times New Roman" style:font-size-complex="11pt" style:language-complex="ar" style:country-complex="SA"/>
    </style:style>
    <style:style style:name="T13" style:family="text">
      <style:text-properties fo:color="#5983b0" style:text-position="super 58%" style:font-name="Calibri" fo:font-size="11pt" fo:language="en" fo:country="US" officeooo:rsid="000ad913" style:font-name-asian="Calibri" style:font-size-asian="11pt" style:language-asian="zh" style:country-asian="CN" style:font-name-complex="Times New Roman" style:font-size-complex="11pt" style:language-complex="ar" style:country-complex="SA"/>
    </style:style>
    <style:style style:name="T14" style:family="text">
      <style:text-properties fo:color="#5983b0" style:text-position="sub 58%" style:font-name="Calibri" fo:font-size="11pt" fo:language="en" fo:country="US" officeooo:rsid="000ad913" style:font-name-asian="Calibri" style:font-size-asian="11pt" style:language-asian="zh" style:country-asian="CN" style:font-name-complex="Times New Roman" style:font-size-complex="11pt" style:language-complex="ar" style:country-complex="SA"/>
    </style:style>
    <style:style style:name="T15" style:family="text">
      <style:text-properties officeooo:rsid="000eadad"/>
    </style:style>
    <style:style style:name="T16" style:family="text">
      <style:text-properties style:text-position="sub 58%"/>
    </style:style>
    <style:style style:name="T17" style:family="text">
      <style:text-properties style:text-position="sub 58%" officeooo:rsid="001972a0"/>
    </style:style>
    <style:style style:name="T18" style:family="text">
      <style:text-properties officeooo:rsid="00112c2d"/>
    </style:style>
    <style:style style:name="T19" style:family="text">
      <style:text-properties officeooo:rsid="001254aa"/>
    </style:style>
    <style:style style:name="T20" style:family="text">
      <style:text-properties officeooo:rsid="001736d4"/>
    </style:style>
    <style:style style:name="T21" style:family="text">
      <style:text-properties officeooo:rsid="001972a0"/>
    </style:style>
    <style:style style:name="T22" style:family="text">
      <style:text-properties officeooo:rsid="001b0b62"/>
    </style:style>
    <style:style style:name="T23" style:family="text">
      <style:text-properties style:font-name="Calibri" fo:font-size="11pt" fo:language="en" fo:country="US" officeooo:rsid="001b0b62" style:font-name-asian="Calibri" style:font-size-asian="11pt" style:language-asian="zh" style:country-asian="CN" style:font-name-complex="Calibri" style:font-size-complex="11pt" style:language-complex="ar" style:country-complex="SA"/>
    </style:style>
    <style:style style:name="T24" style:family="text">
      <style:text-properties style:font-name="Calibri" fo:font-size="11pt" fo:language="en" fo:country="US" officeooo:rsid="001dd05c" style:font-name-asian="Calibri" style:font-size-asian="11pt" style:language-asian="zh" style:country-asian="CN" style:font-name-complex="Calibri" style:font-size-complex="11pt" style:language-complex="ar" style:country-complex="S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 appreciate the time and effort that the reviewers have dedicated to providing valuable feedback on our manuscript. We would like to thank the reviewers for constructive comments which helped us to improve the manuscript. We have been able to incorporate changes to reflect most of the suggestions provided by the reviewers. We have highlighted the changes in a separate differential pdf document. The additional text is in the blueprint. The removed text is in red and strikethrough (Except for the Title, Abstract and Key Words, where a yellow highlighter marked the changes) </text:p>
      <text:p text:style-name="P1">Here is a point-by-point response to the reviewers’ comments and concerns.</text:p>
      <text:p text:style-name="P1">Reviewer <text:span text:style-name="T7">2</text:span></text:p>
      <text:list xml:id="list3064267583" text:style-name="L2">
        <text:list-item>
          <text:p text:style-name="P3"><text:span text:style-name="T1">The damage index and the damage detection probability are enough intensively developed theory. Why do you not give the state of the art and appropriate fresh references? Is the model-assisted damage identification function introduced by you for the first time?</text:span></text:p>
        </text:list-item>
      </text:list>
      <text:p text:style-name="P12"><text:span text:style-name="T1">The introduction was supplemented by several pieces of literature on the model-assisted.</text:span></text:p>
      <text:p text:style-name="P20"><text:span text:style-name="T5">Lonkar et al. presented a new model-assisted diagnostics for SHM [1</text:span><text:span text:style-name="T6">5</text:span><text:span text:style-name="T5">]. The sensitivity of damage detection was investigated based on the model by Janapati et al. </text:span><text:span text:style-name="T23">[1</text:span><text:span text:style-name="T24">6</text:span><text:span text:style-name="T23">]. </text:span><text:span text:style-name="T5">Conjunction 3D scanning laser vibrometry measurements and the numerical model to reconstruct or update baseline signals for damage detection with guided waves wasproposed by Aryan et al. </text:span><text:span text:style-name="T23">[17]. </text:span><text:span text:style-name="T5">A model-based approach was used for estimating probability of detection and probability of localization curves by Moriot et al. [18].</text:span></text:p>
      <text:p text:style-name="P6"><text:span text:style-name="T3"><text:s/></text:span></text:p>
      <text:list xml:id="list60325096065444" text:continue-numbering="true" text:style-name="L2">
        <text:list-item>
          <text:p text:style-name="P4">Concerning Fig 6. Are the presented results for the pristine structure? This should mention explicitly. It would make sense to present analogical plots for a damaged structure (optionally). </text:p>
          <text:p text:style-name="P7">We agree with the suggestions. The figure with the damaged structures has been added, and both figures were updated with additional descriptions. Captions and the subsection h<text:span text:style-name="T20">ave</text:span> also been clarified as follows:</text:p>
          <text:list>
            <text:list-item>
              <text:list>
                <text:list-header>
                  <text:p text:style-name="P13"><text:s text:c="11"/></text:p>
                  <text:p text:style-name="P14"><text:span text:style-name="T8">The snapshots for the pristine and for the damaged sample are shown in Fig. </text:span><text:span text:style-name="T9">6</text:span><text:span text:style-name="T8"> and Fig. </text:span><text:span text:style-name="T9">7</text:span><text:span text:style-name="T8">, respectively.</text:span></text:p>
                  <text:p text:style-name="P15"><text:span text:style-name="T8">Figure 6. Top surface out of plane particle velocity snapshots in time 100</text:span><text:span text:style-name="T10">u</text:span><text:span text:style-name="T8">s for (a) experimental results obtained by using SLDV, (b) the present model and (c) the homogenized one in the pristine sample.</text:span></text:p>
                  <text:p text:style-name="P16"><text:span text:style-name="T8">Figure </text:span><text:span text:style-name="T9">7</text:span><text:span text:style-name="T8">. Top surface out of plane particle velocity snapshots in time 100us for (a) experimental results obtained by using SLDV, (b) the present model and (c) the homogenized one in sample with 90 mm damage.</text:span></text:p>
                </text:list-header>
              </text:list>
            </text:list-item>
          </text:list>
        </text:list-item>
        <text:list-item>
          <text:p text:style-name="P4"><text:soft-page-break/>line 221: I’m not agree with you about disadvantage of the homogenized model. It seems that the homogenized model gives results better comparing your's SEM model, at least qualitatively at high frequencies.  Did you validate your SEM code with another well-known FEM package? Maybe, you should present other available and convincing evidences.</text:p>
          <text:p text:style-name="P8">We agree that we should not evaluate models based only on full-field frames. The section has been revised only to show the <text:s/><text:span text:style-name="T15">noticeable </text:span>differences in the results obtained. </text:p>
        </text:list-item>
      </text:list>
      <text:p text:style-name="P10">The snapshots for the pristine and for the damaged sample are shown in Fig. 6 and 7, respectively.</text:p>
      <text:p text:style-name="P21">One can observe the wave reflections in the core cells for experimental measurements and the present model. <text:s/>Additional, the front of the incident wave is distorted for the measurements in 125 and 150 kHz. The wavefront distortion in the present model is observed in the full range of frequency. Such an effect are not noticeable in the simplified model because the wave propagates smoothly through the structure. The wavefront improvement in the experiment and the present model is noticeable in the undamaged region, marked by the red curves in Fig. 7(a),(b).</text:p>
      <text:p text:style-name="P9">It is the effect of a lack of reflection with the core.</text:p>
      <text:list xml:id="list60323739133043" text:continue-numbering="true" text:style-name="L2">
        <text:list-item>
          <text:p text:style-name="P4">line 229, fig 7: Describing the model you use the symbol “phi” for the potential, but here the “Psi” occurs instead. Is it right? </text:p>
        </text:list-item>
      </text:list>
      <text:p text:style-name="P5"><text:tab/><text:span text:style-name="T18">Indeed Psi was not described in the manuscript. We amended the subsection as follows:</text:span></text:p>
      <text:p text:style-name="P17"><text:span text:style-name="T11">In the time domain, an equivalent numerical signal to the signal registered by the PZT acquisition instrument is calculated as the average value of the electrode surface's electrical potential </text:span></text:p>
      <text:p text:style-name="P17"><text:span text:style-name="T11">In the time domain, an equivalent numerical signal to the signal registered by the PZT acquisition instrument Psi</text:span><text:span text:style-name="T13">p</text:span><text:span text:style-name="T11">(t) is calculated as an average value of the electrical potential of the electrode surface</text:span></text:p>
      <text:p text:style-name="P5"><text:span text:style-name="T11"><text:tab/><text:tab/><text:tab/>Psi</text:span><text:span text:style-name="T13">n</text:span><text:span text:style-name="T11">(t) = ….</text:span></text:p>
      <text:p text:style-name="P19"><text:span text:style-name="T11">where n=1 </text:span><text:span text:style-name="T12">and </text:span><text:span text:style-name="T11">n=2 correspond to homogenized and presented model.</text:span></text:p>
      <text:p text:style-name="P18"><text:span text:style-name="T11">A pure signal without any reflections from the boundaries was considered for the analysis in the form half-length of the first package arrived at the sensor.</text:span></text:p>
      <text:p text:style-name="P5"><text:span text:style-name="T11"><text:tab/>It is realized by windowing the full-length signals with a flattened Gaussian window as follows</text:span></text:p>
      <text:p text:style-name="P5"><text:span text:style-name="T11"><text:tab/><text:tab/>Psi</text:span><text:span text:style-name="T14">g</text:span><text:span text:style-name="T11">(t) = …..</text:span></text:p>
      <text:list xml:id="list60323213531206" text:continue-numbering="true" text:style-name="L2">
        <text:list-item>
          <text:p text:style-name="P4"><text:span text:style-name="T7">l</text:span>ine 235 in Eqs (28), (29): Is ‘d’ the damage size?  Why is the damage size  denoted differently in previous (see line 178)? </text:p>
          <text:p text:style-name="P11">symbol ‘d’ is replaced by previous one in the Eqs. (28), (29) and (31) too.</text:p>
        </text:list-item>
        <text:list-item>
          <text:p text:style-name="P4"><text:soft-page-break/><text:span text:style-name="T7">l</text:span>ine 263: Please describe formula for V more accurately. Does 'I' equal to  I_amp here and in Fig 11? What is I_ref? </text:p>
        </text:list-item>
      </text:list>
      <text:p text:style-name="P1"><text:tab/>V is unnecessary to be defined, so <text:span text:style-name="T21">w</text:span>e used only the expression I/I<text:span text:style-name="T16">ref</text:span> in the manuscript instead.</text:p>
      <text:p text:style-name="P1"/>
      <text:p text:style-name="P1">We look forward to hearing from you regarding our submission and responding to any further questions and comments you may have.</text:p>
      <text:p text:style-name="P1">Sincerely,</text:p>
      <text:p text:style-name="P1">Piotr Fibore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Default" style:family="paragraph">
      <style:paragraph-properties fo:orphans="2" fo:widows="2" fo:hyphenation-ladder-count="no-limit" style:text-autospace="none" style:writing-mode="lr-tb"/>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loext:hyphenation-no-caps="false"/>
    </style:style>
    <style:style style:name="Domyślna_20_czcionka_20_akapitu" style:display-name="Domyślna czcionka akapitu"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olyn Labes</meta:initial-creator>
    <meta:creation-date>2020-04-20T10:16:00</meta:creation-date>
    <dc:date>2021-11-24T06:03:23.002046269</dc:date>
    <meta:editing-cycles>16</meta:editing-cycles>
    <meta:editing-duration>P4DT9H56M3S</meta:editing-duration>
    <meta:print-date>1995-11-21T17:41:00</meta:print-date>
    <meta:generator>LibreOffice/6.4.6.2$Linux_X86_64 LibreOffice_project/40$Build-2</meta:generator>
    <meta:document-statistic meta:table-count="0" meta:image-count="0" meta:object-count="0" meta:page-count="3" meta:paragraph-count="34" meta:word-count="847" meta:character-count="5198" meta:non-whitespace-character-count="4356"/>
    <meta:user-defined meta:name="__Grammarly_42___1">__Grammarly_42___1</meta:user-defined>
    <meta:user-defined meta:name="__Grammarly_42____i">__Grammarly_42____i</meta:user-defined>
  </office:meta>
</office:document-meta>
</file>